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erif" svg:font-family="serif"/>
  </office:font-face-decls>
  <office:automatic-styles>
    <style:style style:name="P1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  <style:text-properties fo:font-size="14pt" officeooo:rsid="00405948" officeooo:paragraph-rsid="001d9494" style:font-size-asian="14pt" style:font-size-complex="14pt"/>
    </style:style>
    <style:style style:name="P2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  <style:text-properties officeooo:paragraph-rsid="001d9494"/>
    </style:style>
    <style:style style:name="P3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  <style:text-properties officeooo:paragraph-rsid="001ec1e5"/>
    </style:style>
    <style:style style:name="P4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normal" officeooo:paragraph-rsid="001d9494" style:font-size-asian="14pt" style:font-weight-asian="normal" style:font-size-complex="14pt" style:font-weight-complex="normal"/>
    </style:style>
    <style:style style:name="P5" style:family="paragraph" style:parent-style-name="Contents_20_1">
      <style:paragraph-properties fo:text-align="start" style:justify-single-word="false" fo:break-before="page">
        <style:tab-stops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normal" officeooo:rsid="00405948" officeooo:paragraph-rsid="001f0f11" style:font-size-asian="14pt" style:font-weight-asian="normal" style:font-size-complex="14pt" style:font-weight-complex="normal"/>
    </style:style>
    <style:style style:name="P6" style:family="paragraph" style:parent-style-name="Contents_20_1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normal" officeooo:paragraph-rsid="001f0f11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4pt" officeooo:paragraph-rsid="001d9494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bold" officeooo:rsid="001f0f11" officeooo:paragraph-rsid="001f0f1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bold" officeooo:rsid="0020354c" officeooo:paragraph-rsid="0020354c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2a481" officeooo:paragraph-rsid="001d9494" style:font-size-asian="14pt" style:font-weight-asian="bold" style:font-name-complex="Times New Roman2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normal" officeooo:paragraph-rsid="001f0f11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4pt" fo:font-weight="normal" officeooo:paragraph-rsid="002259a5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normal" officeooo:rsid="001f0f11" officeooo:paragraph-rsid="001f0f11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normal" officeooo:rsid="0020354c" officeooo:paragraph-rsid="0020354c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259a5" officeooo:paragraph-rsid="002259a5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37c86" officeooo:paragraph-rsid="00237c86" style:font-size-asian="14pt" style:font-weight-asian="normal" style:font-size-complex="14pt" style:font-weight-complex="normal"/>
    </style:style>
    <style:style style:name="T1" style:family="text">
      <style:text-properties officeooo:rsid="001ba67d"/>
    </style:style>
    <style:style style:name="T2" style:family="text">
      <style:text-properties style:font-name="Liberation Serif" fo:font-weight="normal" style:font-weight-asian="normal" style:font-name-complex="Times New Roman2" style:font-weight-complex="normal"/>
    </style:style>
    <style:style style:name="T3" style:family="text">
      <style:text-properties style:font-name="Liberation Serif" fo:font-weight="normal" officeooo:rsid="001d9494" style:font-weight-asian="normal" style:font-name-complex="Times New Roman2" style:font-weight-complex="normal"/>
    </style:style>
    <style:style style:name="T4" style:family="text">
      <style:text-properties style:font-name="Liberation Serif" fo:font-weight="normal" style:font-weight-asian="normal" style:font-name-complex="Times New Roman2" style:font-weight-complex="normal" text:display="true"/>
    </style:style>
    <style:style style:name="T5" style:family="text">
      <style:text-properties style:font-name="Liberation Serif" fo:font-size="14pt" fo:font-weight="normal" officeooo:rsid="00436209" style:font-size-asian="14pt" style:font-weight-asian="normal" style:font-name-complex="Times New Roman2" style:font-size-complex="14pt" style:font-weight-complex="normal"/>
    </style:style>
    <style:style style:name="T6" style:family="text">
      <style:text-properties style:font-name="Liberation Serif" fo:font-size="14pt" fo:font-weight="normal" officeooo:rsid="00405948" style:font-size-asian="14pt" style:font-weight-asian="normal" style:font-name-complex="Times New Roman2" style:font-size-complex="14pt" style:font-weight-complex="normal"/>
    </style:style>
    <style:style style:name="T7" style:family="text">
      <style:text-properties style:font-name="Liberation Serif" fo:font-size="14pt" fo:font-weight="normal" officeooo:rsid="00405948" style:font-size-asian="14pt" style:font-weight-asian="normal" style:font-name-complex="Times New Roman2" style:font-size-complex="14pt" style:font-weight-complex="normal" text:display="true"/>
    </style:style>
    <style:style style:name="T8" style:family="text">
      <style:text-properties style:font-name="Liberation Serif" fo:font-size="14pt" fo:font-weight="normal" officeooo:rsid="004165bf" style:font-size-asian="14pt" style:font-weight-asian="normal" style:font-name-complex="Times New Roman2" style:font-size-complex="14pt" style:font-weight-complex="normal" text:display="true"/>
    </style:style>
    <style:style style:name="T9" style:family="text">
      <style:text-properties style:font-name="Liberation Serif" fo:font-size="14pt" fo:font-weight="normal" officeooo:rsid="0015fda9" style:font-size-asian="14pt" style:font-weight-asian="normal" style:font-name-complex="Times New Roman2" style:font-size-complex="14pt" style:font-weight-complex="normal" text:display="true"/>
    </style:style>
    <style:style style:name="T10" style:family="text">
      <style:text-properties style:font-name="Liberation Serif" fo:font-size="14pt" fo:font-weight="normal" officeooo:rsid="001b488e" style:font-size-asian="14pt" style:font-weight-asian="normal" style:font-name-complex="Times New Roman2" style:font-size-complex="14pt" style:font-weight-complex="normal"/>
    </style:style>
    <style:style style:name="T11" style:family="text">
      <style:text-properties style:font-name="Liberation Serif" fo:font-size="14pt" fo:font-weight="normal" officeooo:rsid="002cd095" style:font-size-asian="14pt" style:font-weight-asian="normal" style:font-name-complex="Times New Roman2" style:font-size-complex="14pt" style:font-weight-complex="normal"/>
    </style:style>
    <style:style style:name="T12" style:family="text">
      <style:text-properties style:font-name-complex="Times New Roman2"/>
    </style:style>
    <style:style style:name="T13" style:family="text">
      <style:text-properties officeooo:rsid="004165bf" style:font-name-complex="Times New Roman2" text:display="true"/>
    </style:style>
    <style:style style:name="T14" style:family="text">
      <style:text-properties officeooo:rsid="002cd095" style:font-name-complex="Times New Roman2"/>
    </style:style>
    <style:style style:name="T15" style:family="text">
      <style:text-properties fo:font-weight="bold" style:font-weight-asian="bold" style:font-name-complex="Times New Roman2" style:font-weight-complex="bold"/>
    </style:style>
    <style:style style:name="T16" style:family="text">
      <style:text-properties fo:font-weight="bold" officeooo:rsid="001d9494" style:font-weight-asian="bold" style:font-name-complex="Times New Roman2" style:font-weight-complex="bold"/>
    </style:style>
    <style:style style:name="T17" style:family="text">
      <style:text-properties fo:font-weight="bold" officeooo:rsid="00436209" style:font-weight-asian="bold" style:font-name-complex="Times New Roman2" style:font-weight-complex="bold"/>
    </style:style>
    <style:style style:name="T18" style:family="text">
      <style:text-properties fo:font-weight="bold" officeooo:rsid="00405948" style:font-weight-asian="bold" style:font-name-complex="Times New Roman2" style:font-weight-complex="bold"/>
    </style:style>
    <style:style style:name="T19" style:family="text">
      <style:text-properties fo:font-weight="bold" officeooo:rsid="0015fda9" style:font-weight-asian="bold" style:font-name-complex="Times New Roman2" style:font-weight-complex="bold" text:display="true"/>
    </style:style>
    <style:style style:name="T20" style:family="text">
      <style:text-properties fo:font-weight="bold" officeooo:rsid="002cd095" style:font-weight-asian="bold" style:font-name-complex="Times New Roman2" style:font-weight-complex="bold"/>
    </style:style>
    <style:style style:name="T21" style:family="text">
      <style:text-properties officeooo:rsid="0020354c"/>
    </style:style>
    <style:style style:name="T22" style:family="text">
      <style:text-properties officeooo:rsid="002259a5"/>
    </style:style>
    <style:style style:name="T23" style:family="text">
      <style:text-properties officeooo:rsid="00237c86"/>
    </style:style>
    <style:style style:name="T24" style:family="text">
      <style:text-properties officeooo:rsid="0023cd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іністерство освіти і науки України</text:p>
      <text:p text:style-name="P9">Національний технічний університет України</text:p>
      <text:p text:style-name="P9">“Київський політехнічний інститут імені Ігоря Сікорського”</text:p>
      <text:p text:style-name="P9">Факультет інформатики та обчислювальної техніки</text:p>
      <text:p text:style-name="P9">Кафедра обчислювальної техніки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/>
      <text:p text:style-name="P12">Лабораторна робота №<text:span text:style-name="T1">1</text:span></text:p>
      <text:p text:style-name="P10"/>
      <text:p text:style-name="P10">з дисципліни </text:p>
      <text:p text:style-name="P10">“Проєктування та реалізація операційних систем”</text:p>
      <text:p text:style-name="P11">на тему “Алокатор пам’яті загального призначення з використанням тегів”</text:p>
      <text:p text:style-name="P10"/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Виконала:</text:p>
      <text:p text:style-name="P8"/>
      <text:p text:style-name="P8">студентка групи ІП-93</text:p>
      <text:p text:style-name="P8">Горбунова Єлизавета Олександрівна</text:p>
      <text:p text:style-name="P8">номер залікової книжки: 9306</text:p>
      <text:p text:style-name="P7"/>
      <text:p text:style-name="P7"/>
      <text:p text:style-name="P7"/>
      <text:p text:style-name="P7"/>
      <text:p text:style-name="P7"/>
      <text:p text:style-name="P7"/>
      <text:p text:style-name="P7">Київ 2022</text:p>
      <text:p text:style-name="P7"><text:soft-page-break/></text:p>
      <text:p text:style-name="P7"/>
      <text:p text:style-name="P8"/>
      <text:p text:style-name="P15">Зміст</text:p>
      <text:p text:style-name="P1"><text:a xlink:type="simple" xlink:href="#_Toc114748666" text:style-name="Index_20_Link" text:visited-style-name="Index_20_Link"><text:span text:style-name="T2">1. <text:s/></text:span></text:a><text:span text:style-name="T3">Опис розробленого алокатора</text:span><text:a xlink:type="simple" xlink:href="#_Toc114748666" text:style-name="Index_20_Link" text:visited-style-name="Index_20_Link"><text:span text:style-name="T4"><text:tab/>3</text:span></text:a></text:p>
      <text:p text:style-name="P2"><text:span text:style-name="T5">2</text:span><text:a xlink:type="simple" xlink:href="#_Toc114748666" text:style-name="Index_20_Link" text:visited-style-name="Index_20_Link"><text:span text:style-name="T6">. <text:s/></text:span></text:a><text:span text:style-name="T9">Приклад роботи розробленого алокатора</text:span><text:a xlink:type="simple" xlink:href="#_Toc114748666" text:style-name="Index_20_Link" text:visited-style-name="Index_20_Link"><text:span text:style-name="T7"><text:tab/>3</text:span></text:a></text:p>
      <text:p text:style-name="P3"><text:span text:style-name="T5">3</text:span><text:a xlink:type="simple" xlink:href="#_Toc114748666" text:style-name="Index_20_Link" text:visited-style-name="Index_20_Link"><text:span text:style-name="T6">. <text:s/></text:span></text:a><text:span text:style-name="T11">Лістинг розробленої програми</text:span><text:a xlink:type="simple" xlink:href="#_Toc114748666" text:style-name="Index_20_Link" text:visited-style-name="Index_20_Link"><text:span text:style-name="T10">.</text:span></text:a><text:a xlink:type="simple" xlink:href="#_Toc114748666" text:style-name="Index_20_Link" text:visited-style-name="Index_20_Link"><text:span text:style-name="T7"><text:tab/></text:span></text:a><text:span text:style-name="T8">5</text:span></text:p>
      <text:p text:style-name="P4"><text:span text:style-name="T13"/></text:p>
      <text:p text:style-name="P16"/>
      <text:p text:style-name="P16"/>
      <text:p text:style-name="P16"/>
      <text:p text:style-name="P16"/>
      <text:p text:style-name="P16"/>
      <text:p text:style-name="P5"><text:a xlink:type="simple" xlink:href="#_Toc114748666" text:style-name="Index_20_Link" text:visited-style-name="Index_20_Link"><text:span text:style-name="T15">1. <text:s/></text:span></text:a><text:span text:style-name="T16">Опис розробленого алокатора</text:span></text:p>
      <text:p text:style-name="P18"><text:span text:style-name="T22"><text:tab/>Розроблено клас Block, який має поле структуру блока та методи</text:span><text:tab/><text:span text:style-name="T22">для оперування ним. За допомогою конструктора, можна створити арену (найперший блок) та обгорнути структуру блока (передати її в конструктор для створення екземпляра) для зручнішого оперування ним.</text:span></text:p>
      <text:p text:style-name="P21"><text:tab/>Розроблено клас Kernel, який <text:span text:style-name="T23">маніпулюватиме пам’яттю.</text:span></text:p>
      <text:p text:style-name="P22"><text:tab/>Розроблено клас Tree, для створення якого було використано код RB-дерева. Його було також переписано. В кожній вершині зберігається блок(структура), кожен ключ – розмір блоку. При пошуку (видаленні блоку) використовуємо також перевірку адреси покажчика для випадку, якщо в дереві є кілька вершин з однаковим розміром. Клас має методи вставки блока і його видалення. Також створюємо метод для перевірки того чи всі блоки вільні. Також маємо метод для виведення інформації по кожному з блоків, виводячи її в порядку проходження по блокам.</text:p>
      <text:p text:style-name="P18"><text:span text:style-name="T22"><text:tab/>Розроблено клас Allocator, який буде оперувати блоками </text:span><text:span text:style-name="T23">та їх методами, вставляти та видаляти їх з дерева, </text:span><text:span text:style-name="T24">повідомляти ядро про вільні сторінки, викликати функцію повернення пам’яті для ядра при звільненні усіх блоків, а також створювати нову арену, викликаючи необхідний конструктор. </text:span></text:p>
      <text:p text:style-name="P18">// <text:span text:style-name="T24">опис тестера</text:span></text:p>
      <text:p text:style-name="P16"/>
      <text:p text:style-name="P6"><text:span text:style-name="T17">2</text:span><text:a xlink:type="simple" xlink:href="#_Toc114748666" text:style-name="Index_20_Link" text:visited-style-name="Index_20_Link"><text:span text:style-name="T18">. <text:s/></text:span></text:a><text:span text:style-name="T19">Приклад роботи розробленого алокатора</text:span></text:p>
      <text:p text:style-name="P16"/>
      <text:p text:style-name="P16"/>
      <text:p text:style-name="P6"><text:span text:style-name="T17">3</text:span><text:a xlink:type="simple" xlink:href="#_Toc114748666" text:style-name="Index_20_Link" text:visited-style-name="Index_20_Link"><text:span text:style-name="T18">. <text:s/></text:span></text:a><text:span text:style-name="T20">Лістинг розробленої програми</text:span></text:p>
      <text:p text:style-name="P13"><text:span text:style-name="T14">c</text:span><text:span text:style-name="T12">onfig.h</text:span></text:p>
      <text:p text:style-name="P19"/>
      <text:p text:style-name="P19"/>
      <text:p text:style-name="P13"><text:span text:style-name="T14">m</text:span><text:span text:style-name="T12">ain.c</text:span></text:p>
      <text:p text:style-name="P19"/>
      <text:p text:style-name="P19"/>
      <text:p text:style-name="P13">allocator_impl.h</text:p>
      <text:p text:style-name="P19"/>
      <text:p text:style-name="P19"/>
      <text:p text:style-name="P13">utils.h</text:p>
      <text:p text:style-name="P19"/>
      <text:p text:style-name="P19"/>
      <text:p text:style-name="P13">utils.cpp</text:p>
      <text:p text:style-name="P19"/>
      <text:p text:style-name="P19"/>
      <text:p text:style-name="P13">tester.h</text:p>
      <text:p text:style-name="P19"/>
      <text:p text:style-name="P19"/>
      <text:p text:style-name="P13"><text:soft-page-break/>tester.cpp</text:p>
      <text:p text:style-name="P19"/>
      <text:p text:style-name="P19"/>
      <text:p text:style-name="P13">allocator.<text:span text:style-name="T21">h</text:span></text:p>
      <text:p text:style-name="P19"/>
      <text:p text:style-name="P19"/>
      <text:p text:style-name="P13">allocator.cpp</text:p>
      <text:p text:style-name="P19"/>
      <text:p text:style-name="P19"/>
      <text:p text:style-name="P13">block.h</text:p>
      <text:p text:style-name="P19"/>
      <text:p text:style-name="P19"/>
      <text:p text:style-name="P13">block.<text:span text:style-name="T21">cpp</text:span></text:p>
      <text:p text:style-name="P19"/>
      <text:p text:style-name="P19"/>
      <text:p text:style-name="P13">kernel.h</text:p>
      <text:p text:style-name="P19"/>
      <text:p text:style-name="P19"/>
      <text:p text:style-name="P13">kernel.<text:span text:style-name="T21">cpp</text:span></text:p>
      <text:p text:style-name="P19"/>
      <text:p text:style-name="P19"/>
      <text:p text:style-name="P14">tree.h</text:p>
      <text:p text:style-name="P20"/>
      <text:p text:style-name="P20"/>
      <text:p text:style-name="P14">tree.cpp</text:p>
      <text:p text:style-name="P17"><text:span text:style-name="T14"/></text:p>
      <text:p text:style-name="P17"><text:span text:style-name="T14"/>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7:48:47.998171359</meta:creation-date>
    <dc:date>2022-10-25T18:47:17.113899372</dc:date>
    <meta:editing-duration>PT26M6S</meta:editing-duration>
    <meta:editing-cycles>6</meta:editing-cycles>
    <meta:generator>LibreOffice/7.3.6.2$Linux_X86_64 LibreOffice_project/30$Build-2</meta:generator>
    <meta:document-statistic meta:table-count="0" meta:image-count="0" meta:object-count="0" meta:page-count="4" meta:paragraph-count="42" meta:word-count="263" meta:character-count="1973" meta:non-whitespace-character-count="1739"/>
  </office:meta>
</office:document-meta>
</file>